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3.6499996185303pt"/>
    </style:style>
    <style:style style:name="P2" style:family="paragraph" style:parent-style-name="Standard">
      <style:text-properties style:font-name="monospace" fo:font-size="13.6499996185303pt" officeooo:paragraph-rsid="000dcf25"/>
    </style:style>
    <style:style style:name="P3" style:family="paragraph" style:parent-style-name="Standard">
      <style:text-properties style:font-name="monospace" fo:font-size="13.6499996185303pt" officeooo:paragraph-rsid="000fc2ed"/>
    </style:style>
    <style:style style:name="P4" style:family="paragraph" style:parent-style-name="Standard">
      <style:text-properties style:font-name="monospace" fo:font-size="13.6499996185303pt" officeooo:paragraph-rsid="0010a1b9"/>
    </style:style>
    <style:style style:name="P5" style:family="paragraph" style:parent-style-name="Standard">
      <style:text-properties officeooo:rsid="000dcf25" officeooo:paragraph-rsid="000dcf25"/>
    </style:style>
    <style:style style:name="P6" style:family="paragraph" style:parent-style-name="Standard">
      <style:text-properties officeooo:rsid="000e340d" officeooo:paragraph-rsid="000e340d"/>
    </style:style>
    <style:style style:name="T1" style:family="text">
      <style:text-properties officeooo:rsid="000dcf25"/>
    </style:style>
    <style:style style:name="T2" style:family="text">
      <style:text-properties style:font-name="monospace" fo:font-size="13.6499996185303pt"/>
    </style:style>
    <style:style style:name="T3" style:family="text">
      <style:text-properties style:font-name="monospace" fo:font-size="13.6499996185303pt" officeooo:rsid="000e340d"/>
    </style:style>
    <style:style style:name="T4" style:family="text">
      <style:text-properties style:font-name="monospace" fo:font-size="13.6499996185303pt" officeooo:rsid="000f5e7b"/>
    </style:style>
    <style:style style:name="T5" style:family="text">
      <style:text-properties style:font-name="monospace" fo:font-size="13.6499996185303pt" officeooo:rsid="000f7ab4"/>
    </style:style>
    <style:style style:name="T6" style:family="text">
      <style:text-properties officeooo:rsid="000fc2ed"/>
    </style:style>
    <style:style style:name="T7" style:family="text">
      <style:text-properties officeooo:rsid="00104c56"/>
    </style:style>
    <style:style style:name="T8" style:family="text">
      <style:text-properties officeooo:rsid="0010a1b9"/>
    </style:style>
    <style:style style:name="T9" style:family="text">
      <style:text-properties officeooo:rsid="00118cdb"/>
    </style:style>
    <style:style style:name="T10" style:family="text">
      <style:text-properties officeooo:rsid="0011b4c0"/>
    </style:style>
    <style:style style:name="T11" style:family="text">
      <style:text-properties officeooo:rsid="0011e8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le: if (data_ready=0 <text:span text:style-name="T11">and load_coefficient=0</text:span>) goto idle </text:p>
      <text:p text:style-name="P1"><text:tab/><text:span text:style-name="T1">if (load_coefficient=1) goto loadF0</text:span></text:p>
      <text:p text:style-name="P1">;**********************************************************</text:p>
      <text:p text:style-name="P1">store: if (data_ready=0) goto eidle</text:p>
      <text:p text:style-name="P1"><text:tab/>reg[<text:span text:style-name="T6">5</text:span>] = data<text:tab/><text:tab/><text:tab/><text:tab/>; Store data in a register</text:p>
      <text:p text:style-name="P1"><text:tab/>err = 0<text:tab/><text:tab/><text:tab/><text:tab/><text:tab/><text:tab/>; reset error</text:p>
      <text:p text:style-name="P1"/>
      <text:p text:style-name="P1">zero: </text:p>
      <text:p text:style-name="P1"><text:tab/>reg[0] = 0 ; zero out accumulator</text:p>
      <text:p text:style-name="P2"/>
      <text:p text:style-name="P2">sort1:</text:p>
      <text:p text:style-name="P2"><text:tab/>reg[1] = reg[2]<text:tab/><text:tab/><text:tab/><text:tab/>; Reorder registers</text:p>
      <text:p text:style-name="P1"/>
      <text:p text:style-name="P1">sort2:</text:p>
      <text:p text:style-name="P1"><text:tab/>reg[2] = reg[3]<text:tab/><text:tab/><text:tab/><text:tab/>; Reorder registers</text:p>
      <text:p text:style-name="P3"/>
      <text:p text:style-name="P3">sort<text:span text:style-name="T6">3</text:span>:</text:p>
      <text:p text:style-name="P3"><text:tab/>reg[<text:span text:style-name="T7">3</text:span>] = reg[<text:span text:style-name="T7">4</text:span>]<text:tab/><text:tab/><text:tab/><text:tab/>; Reorder registers</text:p>
      <text:p text:style-name="P3"/>
      <text:p text:style-name="P3">sort<text:span text:style-name="T6">4</text:span>:</text:p>
      <text:p text:style-name="P3"><text:tab/>reg[<text:span text:style-name="T7">4</text:span>] = reg[<text:span text:style-name="T7">5</text:span>]<text:tab/><text:tab/><text:tab/><text:tab/>; Reorder registers</text:p>
      <text:p text:style-name="P3"/>
      <text:p text:style-name="P1">mul1: </text:p>
      <text:p text:style-name="P1"><text:tab/>reg[<text:span text:style-name="T7">10</text:span>] = reg[1] * reg[<text:span text:style-name="T7">6</text:span>] <text:tab/><text:tab/>; sample2* F2</text:p>
      <text:p text:style-name="P1"/>
      <text:p text:style-name="P1">add<text:span text:style-name="T8">1</text:span>: </text:p>
      <text:p text:style-name="P1"><text:tab/>reg[0] = reg[0] + reg[<text:span text:style-name="T7">10</text:span>] ; add Large pos. coefficient</text:p>
      <text:p text:style-name="P1"><text:tab/>if (V) goto eidle <text:s text:c="8"/>; On overflow, err condition</text:p>
      <text:p text:style-name="P1"/>
      <text:p text:style-name="P1">mul2: </text:p>
      <text:p text:style-name="P1"><text:tab/>reg[<text:span text:style-name="T7">10</text:span>] = reg[2] * reg[<text:span text:style-name="T7">7</text:span>] <text:s/>; sample1* F1</text:p>
      <text:p text:style-name="P1"/>
      <text:p text:style-name="P1">sub<text:span text:style-name="T8">1</text:span>: </text:p>
      <text:p text:style-name="P1"><text:tab/>reg[0] = reg[0] - reg[<text:span text:style-name="T7">10</text:span>] <text:s text:c="2"/>; sub Large neg. coefficient</text:p>
      <text:p text:style-name="P1"><text:tab/>if (V) goto eidle <text:s text:c="8"/>; On overflow, err condition</text:p>
      <text:p text:style-name="P1"><text:tab/>else goto idle</text:p>
      <text:p text:style-name="P4"/>
      <text:p text:style-name="P4">mul<text:span text:style-name="T8">3</text:span>: </text:p>
      <text:p text:style-name="P4"><text:tab/>reg[<text:span text:style-name="T7">10</text:span>] = reg[<text:span text:style-name="T9">3</text:span>] * reg[<text:span text:style-name="T9">8</text:span>] <text:tab/><text:tab/>; sample2* F2</text:p>
      <text:p text:style-name="P4"/>
      <text:p text:style-name="P4">add<text:span text:style-name="T8">2</text:span>: </text:p>
      <text:p text:style-name="P4"><text:tab/>reg[0] = reg[0] + reg[<text:span text:style-name="T7">10</text:span>] ; add Large pos. coefficient</text:p>
      <text:p text:style-name="P4"><text:soft-page-break/><text:tab/>if (V) goto eidle <text:s text:c="8"/>; On overflow, err condition</text:p>
      <text:p text:style-name="P4"/>
      <text:p text:style-name="P4">mul<text:span text:style-name="T8">4</text:span>: </text:p>
      <text:p text:style-name="P4"><text:tab/>reg[<text:span text:style-name="T7">10</text:span>] = reg[<text:span text:style-name="T9">4</text:span>] * reg[<text:span text:style-name="T9">9</text:span>] <text:s/>; sample1* F1</text:p>
      <text:p text:style-name="P4"/>
      <text:p text:style-name="P4">sub<text:span text:style-name="T8">2</text:span>: </text:p>
      <text:p text:style-name="P4"><text:tab/>reg[0] = reg[0] - reg[<text:span text:style-name="T7">10</text:span>] <text:s text:c="2"/>; sub Large neg. coefficient</text:p>
      <text:p text:style-name="P4"><text:tab/>if (V) goto eidle <text:s text:c="8"/>; On overflow, err condition</text:p>
      <text:p text:style-name="P4"><text:tab/>else goto idle</text:p>
      <text:p text:style-name="P4">;***********************************************************</text:p>
      <text:p text:style-name="P1">eidle:</text:p>
      <text:p text:style-name="P1"><text:tab/>err = 1</text:p>
      <text:p text:style-name="P1"><text:tab/>if (data_ready=1) goto store <text:s/>; wait until data_ready=1</text:p>
      <text:p text:style-name="Standard"><text:span text:style-name="T2"><text:tab/>if (data_ready=0) goto eidle</text:span></text:p>
      <text:p text:style-name="P5"><text:span text:style-name="T2">;***********************************************************</text:span></text:p>
      <text:p text:style-name="P5"><text:span text:style-name="T2">loadF0:</text:span></text:p>
      <text:p text:style-name="P5"><text:span text:style-name="T2"><text:tab/></text:span><text:span text:style-name="T3">reg[9] = coef_data</text:span></text:p>
      <text:p text:style-name="P5"><text:span text:style-name="T3"/></text:p>
      <text:p text:style-name="P6"><text:span text:style-name="T2">waitF1:</text:span></text:p>
      <text:p text:style-name="P6"><text:span text:style-name="T2"><text:tab/>if (load_coefficient=0) goto waitF1</text:span></text:p>
      <text:p text:style-name="P6"><text:span text:style-name="T2"/></text:p>
      <text:p text:style-name="P6"><text:span text:style-name="T2">loadF1:</text:span></text:p>
      <text:p text:style-name="P6"><text:span text:style-name="T2"><text:tab/>data[8] = coeff_data</text:span></text:p>
      <text:p text:style-name="P6"><text:span text:style-name="T2"/></text:p>
      <text:p text:style-name="P6"><text:span text:style-name="T2">waitF2:</text:span></text:p>
      <text:p text:style-name="P6"><text:span text:style-name="T2"><text:tab/>if (load_coefficient=1) goto waitF2</text:span></text:p>
      <text:p text:style-name="P6"><text:span text:style-name="T2"/></text:p>
      <text:p text:style-name="P6"><text:span text:style-name="T2">loadF2:</text:span></text:p>
      <text:p text:style-name="P6"><text:span text:style-name="T2"><text:tab/>data[7] = coeff_data</text:span></text:p>
      <text:p text:style-name="P6"><text:span text:style-name="T2"/></text:p>
      <text:p text:style-name="P6"><text:span text:style-name="T2">waitF3:</text:span></text:p>
      <text:p text:style-name="P6"><text:span text:style-name="T2"><text:tab/></text:span><text:span text:style-name="T4">if (load_coefficent=1) goto waitF3</text:span></text:p>
      <text:p text:style-name="P6"><text:span text:style-name="T4"/></text:p>
      <text:p text:style-name="P6"><text:span text:style-name="T2">loadF3:</text:span></text:p>
      <text:p text:style-name="P6"><text:span text:style-name="T2"><text:tab/></text:span><text:span text:style-name="T4">data[6] = coeff_data</text:span></text:p>
      <text:p text:style-name="P6"><text:span text:style-name="T4"><text:tab/></text:span><text:span text:style-name="T5">goto idle</text:span></text:p>
      <text:p text:style-name="P6"><text:span text:style-name="T2"/></text:p>
      <text:p text:style-name="P5"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tor Graphics</meta:initial-creator>
    <meta:creation-date>2016-09-22T16:56:36.358718681</meta:creation-date>
    <dc:date>2016-09-22T17:23:56.397594787</dc:date>
    <dc:creator>Mentor Graphics</dc:creator>
    <meta:editing-duration>PT27M13S</meta:editing-duration>
    <meta:editing-cycles>11</meta:editing-cycles>
    <meta:generator>LibreOffice/4.3.7.2$Linux_X86_64 LibreOffice_project/430$Build-2</meta:generator>
    <meta:document-statistic meta:table-count="0" meta:image-count="0" meta:object-count="0" meta:page-count="2" meta:paragraph-count="60" meta:word-count="241" meta:character-count="1634" meta:non-whitespace-character-count="1345"/>
  </office:meta>
</office:document-meta>
</file>